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50000007E236CCB5F.png"/>
  <manifest:file-entry manifest:media-type="image/png" manifest:full-path="Pictures/100000000000029A0000005C0257E65B.png"/>
  <manifest:file-entry manifest:media-type="image/png" manifest:full-path="Pictures/100000000000020800000158864C74B7.png"/>
  <manifest:file-entry manifest:media-type="image/png" manifest:full-path="Pictures/10000000000001F600000130D67749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39cm" svg:height="2.408cm" svg:x="1.976cm" svg:y="1.767cm">
          <draw:image xlink:href="Pictures/100000000000029A0000005C0257E65B.png" xlink:type="simple" xlink:show="embed" xlink:actuate="onLoad">
            <text:p/>
          </draw:image>
        </draw:frame>
        <draw:frame draw:style-name="gr2" draw:layer="layout" svg:width="8.255cm" svg:height="0.962cm" svg:x="2.07cm" svg:y="4.61cm">
          <draw:text-box>
            <text:p>Ethernet Frame Type</text:p>
          </draw:text-box>
        </draw:frame>
        <draw:frame draw:style-name="gr1" draw:text-style-name="P1" draw:layer="layout" svg:width="10.604cm" svg:height="3.298cm" svg:x="1.97cm" svg:y="5.757cm">
          <draw:image xlink:href="Pictures/10000000000001950000007E236CCB5F.png" xlink:type="simple" xlink:show="embed" xlink:actuate="onLoad">
            <text:p/>
          </draw:image>
        </draw:frame>
        <draw:frame draw:style-name="gr1" draw:text-style-name="P1" draw:layer="layout" svg:width="13.615cm" svg:height="9.007cm" svg:x="1.99cm" svg:y="9.773cm">
          <draw:image xlink:href="Pictures/100000000000020800000158864C74B7.png" xlink:type="simple" xlink:show="embed" xlink:actuate="onLoad">
            <text:p/>
          </draw:image>
        </draw:frame>
        <draw:frame draw:style-name="gr1" draw:text-style-name="P1" draw:layer="layout" svg:width="13.144cm" svg:height="7.959cm" svg:x="2.461cm" svg:y="18.78cm">
          <draw:image xlink:href="Pictures/10000000000001F600000130D67749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l </meta:initial-creator>
    <meta:creation-date>2012-09-22T15:23:57</meta:creation-date>
    <dc:date>2012-09-22T15:57:13</dc:date>
    <dc:creator>yl </dc:creator>
    <meta:editing-duration>PT00H33M17S</meta:editing-duration>
    <meta:editing-cycles>3</meta:editing-cycles>
    <meta:generator>OpenOffice.org/3.2$Linux OpenOffice.org_project/320m19$Build-9505</meta:generator>
    <meta:document-statistic meta:object-count="5"/>
  </office:meta>
</office:document-meta>
</file>